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67cm" fo:margin-left="-0.199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7cm"/>
    </style:style>
    <style:style style:name="Tableau1.C" style:family="table-column">
      <style:table-column-properties style:column-width="5.4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" style:family="paragraph" style:parent-style-name="Standard" style:list-style-name="WW8Num1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3" style:family="paragraph" style:parent-style-name="Standard" style:list-style-name="WW8Num1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4" style:family="paragraph" style:parent-style-name="Standard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2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style:snap-to-layout-grid="false"/>
    </style:style>
    <style:style style:name="P8" style:family="paragraph" style:parent-style-name="Standard" style:list-style-name="WW8Num3">
      <style:paragraph-properties fo:text-align="justify" style:justify-single-word="false"/>
    </style:style>
    <style:style style:name="P9" style:family="paragraph" style:parent-style-name="Standard" style:list-style-name="WW8Num1">
      <style:paragraph-properties fo:text-align="justify" style:justify-single-word="false"/>
    </style:style>
    <style:style style:name="P10" style:family="paragraph" style:parent-style-name="Standard" style:list-style-name="WW8Num4">
      <style:paragraph-properties fo:text-align="justify" style:justify-single-word="false"/>
    </style:style>
    <style:style style:name="P11" style:family="paragraph" style:parent-style-name="Standard" style:list-style-name="WW8Num1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13" style:family="paragraph" style:parent-style-name="Standard" style:list-style-name="WW8Num4">
      <style:paragraph-properties fo:text-align="justify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margin-left="0cm" fo:margin-right="0cm" fo:text-align="justify" style:justify-single-word="false" fo:text-indent="-0.018cm" style:auto-text-indent="false" style:snap-to-layout-grid="false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7" style:family="paragraph" style:parent-style-name="Standard" style:list-style-name="WW8Num5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P18" style:family="paragraph" style:parent-style-name="Standard">
      <style:paragraph-properties fo:margin-left="0.953cm" fo:margin-right="0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21" style:family="paragraph" style:parent-style-name="Standard" style:list-style-name="WW8Num1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3" style:family="paragraph" style:parent-style-name="Signature_20_électronique">
      <style:paragraph-properties fo:text-align="justify" style:justify-single-word="false"/>
      <style:text-properties fo:font-weight="bold" style:font-weight-asian="bold"/>
    </style:style>
    <style:style style:name="P24" style:family="paragraph" style:parent-style-name="Signature_20_électronique">
      <style:paragraph-properties fo:text-align="justify" style:justify-single-word="false"/>
    </style:style>
    <style:style style:name="P25" style:family="paragraph" style:parent-style-name="Signature_20_électronique" style:list-style-name="WW8Num2">
      <style:paragraph-properties fo:text-align="justify" style:justify-single-word="false"/>
    </style:style>
    <style:style style:name="P26" style:family="paragraph" style:parent-style-name="Signature_20_électronique">
      <style:paragraph-properties fo:margin-left="0cm" fo:margin-right="0cm" fo:text-indent="1.249cm" style:auto-text-indent="false"/>
      <style:text-properties fo:font-weight="bold" style:font-weight-asian="bold"/>
    </style:style>
    <style:style style:name="P27" style:family="paragraph" style:parent-style-name="Signature_20_électronique">
      <style:paragraph-properties fo:text-align="center" style:justify-single-word="false" fo:padding-left="0.141cm" fo:padding-right="0.141cm" fo:padding-top="0.071cm" fo:padding-bottom="0.035cm" fo:border="0.51pt solid #000000"/>
      <style:text-properties fo:font-weight="bold" style:font-weight-asian="bold"/>
    </style:style>
    <style:style style:name="P28" style:family="paragraph" style:parent-style-name="Signature_20_électronique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fo:color="#000000"/>
    </style:style>
    <style:style style:name="T5" style:family="text">
      <style:text-properties fo:color="#ff0000"/>
    </style:style>
    <style:style style:name="T6" style:family="text">
      <style:text-properties fo:font-size="9pt" style:font-size-asian="9pt" style:font-size-complex="9pt"/>
    </style:style>
    <text:list-style style:name="L1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14633392" text:id="ct114633392">
          <text:deletion>
            <office:change-info>
              <dc:creator>gragh66</dc:creator>
              <dc:date>2012-09-04T16:20:00</dc:date>
            </office:change-info>
            <text:p text:style-name="P1">Service </text:p>
          </text:deletion>
        </text:changed-region>
        <text:changed-region xml:id="ct115351728" text:id="ct115351728">
          <text:deletion>
            <office:change-info>
              <dc:creator>gragh66</dc:creator>
              <dc:date>2012-09-04T16:18:00</dc:date>
            </office:change-info>
            <text:p text:style-name="P1">ville –annexe Gallieni</text:p>
            <text:p text:style-name="P1">Service ville –annexe Ferry</text:p>
            <text:p text:style-name="P1">Service ville - PSP</text:p>
            <text:p text:style-name="P1">Service ville –autres</text:p>
          </text:deletion>
        </text:changed-region>
        <text:changed-region xml:id="ct112987208" text:id="ct112987208">
          <text:deletion>
            <office:change-info>
              <dc:creator>gragh66</dc:creator>
              <dc:date>2012-09-04T16:18:00</dc:date>
            </office:change-info>
            <text:p text:style-name="P1">service social</text:p>
            <text:list xml:id="list31553585" text:style-name="WW8Num1">
              <text:list-item>
                <text:p text:style-name="P2">DPASS aide médicale</text:p>
              </text:list-item>
              <text:list-item>
                <text:p text:style-name="P2">DPASS – service petite enfance (SASAA)</text:p>
              </text:list-item>
            </text:list>
          </text:deletion>
        </text:changed-region>
        <text:changed-region xml:id="ct112988528" text:id="ct112988528">
          <text:deletion>
            <office:change-info>
              <dc:creator>gragh66</dc:creator>
              <dc:date>2012-09-04T16:18:00</dc:date>
            </office:change-info>
            <text:list xml:id="list31545872" text:continue-numbering="true" text:style-name="WW8Num1">
              <text:list-item>
                <text:p text:style-name="P2">DPASS - autres</text:p>
              </text:list-item>
            </text:list>
          </text:deletion>
        </text:changed-region>
        <text:changed-region xml:id="ct115193808" text:id="ct115193808">
          <text:deletion>
            <office:change-info>
              <dc:creator>gragh66</dc:creator>
              <dc:date>2012-09-04T16:19:00</dc:date>
            </office:change-info>
            <text:list xml:id="list31565599" text:continue-numbering="true" text:style-name="WW8Num1">
              <text:list-item>
                <text:p text:style-name="P3">Maison de l’habitat</text:p>
              </text:list-item>
              <text:list-item>
                <text:p text:style-name="P2">FSH (AL)</text:p>
              </text:list-item>
            </text:list>
          </text:deletion>
        </text:changed-region>
        <text:changed-region xml:id="ct111544472" text:id="ct111544472">
          <text:insertion>
            <office:change-info>
              <dc:creator>gragh66</dc:creator>
              <dc:date>2012-09-04T16:19:00</dc:date>
            </office:change-info>
          </text:insertion>
        </text:changed-region>
        <text:changed-region xml:id="ct313870856" text:id="ct313870856">
          <text:deletion>
            <office:change-info>
              <dc:creator>gragh66</dc:creator>
              <dc:date>2012-09-04T16:19:00</dc:date>
            </office:change-info>
            <text:list xml:id="list31550989" text:continue-numbering="true" text:style-name="WW8Num1">
              <text:list-item>
                <text:p text:style-name="P3">MIJ</text:p>
              </text:list-item>
              <text:list-item>
                <text:p text:style-name="P2">SEF</text:p>
              </text:list-item>
            </text:list>
          </text:deletion>
        </text:changed-region>
        <text:changed-region xml:id="ct313868840" text:id="ct313868840">
          <text:insertion>
            <office:change-info>
              <dc:creator>gragh66</dc:creator>
              <dc:date>2012-09-04T16:19:00</dc:date>
            </office:change-info>
          </text:insertion>
        </text:changed-region>
        <text:changed-region xml:id="ct115357992" text:id="ct115357992">
          <text:deletion>
            <office:change-info>
              <dc:creator>gragh66</dc:creator>
              <dc:date>2012-09-04T16:19:00</dc:date>
            </office:change-info>
            <text:list xml:id="list31560670" text:continue-numbering="true" text:style-name="WW8Num1">
              <text:list-item>
                <text:p text:style-name="P2">Pôle gérontologique</text:p>
              </text:list-item>
            </text:list>
          </text:deletion>
        </text:changed-region>
        <text:changed-region xml:id="ct114826400" text:id="ct114826400">
          <text:deletion>
            <office:change-info>
              <dc:creator>gragh66</dc:creator>
              <dc:date>2012-09-04T16:19:00</dc:date>
            </office:change-info>
            <text:p text:style-name="P4">(dont Macadam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entre Communal d’Action Sociale</text:p>
      <text:p text:style-name="P26">Ville de Nouméa</text:p>
      <text:p text:style-name="P23"/>
      <text:p text:style-name="P23"/>
      <text:p text:style-name="P27">Installation du module Accueil au CCAS de Nouméa</text:p>
      <text:p text:style-name="P24"/>
      <text:p text:style-name="P24"/>
      <text:p text:style-name="P24"><text:span text:style-name="T2">1. Calendrier :</text:span></text:p>
      <text:list xml:id="list31536313" text:style-name="WW8Num2">
        <text:list-item>
          <text:p text:style-name="P25">Aout 2012 : le CCAS remet à la DSI la liste des UC devant être équipées</text:p>
        </text:list-item>
        <text:list-item>
          <text:p text:style-name="P25">Fin aout 2012 : le CCAS organisera une information aux équipes concernées</text:p>
        </text:list-item>
        <text:list-item>
          <text:p text:style-name="P25">Septembre 2012 : le CCAS se tient à la disposition de la DSI pour des réunions de travail et modalités d’installation (en s’assurant que les interlocuteurs de Boulogne soient bien présents) et paramétrage du logiciel en interne CCAS</text:p>
        </text:list-item>
        <text:list-item>
          <text:p text:style-name="P25">Septembre 2012 : formation de nos agents concernés pour utilisation fonctionnelle</text:p>
        </text:list-item>
      </text:list>
      <text:p text:style-name="P5"/>
      <text:p text:style-name="P24"><text:span text:style-name="T2">2. Contraintes :</text:span></text:p>
      <text:list xml:id="list31548364" text:continue-numbering="true" text:style-name="WW8Num2">
        <text:list-item>
          <text:p text:style-name="P25">installation opérationnelle idéale au 1<text:span text:style-name="T3">er</text:span> janvier 2013 (pour une exploitation des données sur l’ensemble de l’année 2013)</text:p>
        </text:list-item>
        <text:list-item>
          <text:p text:style-name="P25">départ le 8 octobre de Laure DESSAULT, chargée de mission du CCAS qui suit ce dossier </text:p>
        </text:list-item>
      </text:list>
      <text:p text:style-name="P5"/>
      <text:p text:style-name="P24"><text:span text:style-name="T2">3. Tâches réalisées au sein de cette application :</text:span></text:p>
      <text:list xml:id="list31546449" text:continue-numbering="true" text:style-name="WW8Num2">
        <text:list-item>
          <text:p text:style-name="P25">enregistrement de tous les appels téléphoniques reçus à l’accueil du CCAS</text:p>
        </text:list-item>
        <text:list-item>
          <text:p text:style-name="P25">enregistrement de toutes les visites physiques reçues à l’accueil du CCAS</text:p>
        </text:list-item>
        <text:list-item>
          <text:p text:style-name="P25">enregistrement de tous les appels téléphoniques reçus au secrétariat du CCAS</text:p>
        </text:list-item>
        <text:list-item>
          <text:p text:style-name="P25">enregistrement de toutes les visites physiques reçues au secrétariat du CCAS</text:p>
        </text:list-item>
        <text:list-item>
          <text:p text:style-name="P25">enregistrement de tous les appels téléphoniques reçus par les agents du CCAS situés au PSP</text:p>
        </text:list-item>
        <text:list-item>
          <text:p text:style-name="P25">enregistrement de toutes les visites physiques reçues par les agents du CCAS situés au PSP </text:p>
        </text:list-item>
        <text:list-item>
          <text:p text:style-name="P25">suivi de l’activité et réalisation de statistiques</text:p>
        </text:list-item>
      </text:list>
      <text:p text:style-name="P5"/>
      <text:p text:style-name="P5">L’enregistrement des mails reçus au CCAS ne sera pas réalisé dans cette application puisque les envois sont centralisés sur l’adresse mail <text:a xlink:type="simple" xlink:href="mailto:mairie-ccas@ville-noumea.nc"><text:span text:style-name="Internet_20_link"><text:span text:style-name="T4">mairie-ccas@ville-noumea.nc</text:span></text:span></text:a> gérée par l’assistante de direction qui enregistre systématiquement tous courriels reçus dans Post Office.</text:p>
      <text:p text:style-name="P5"/>
      <text:p text:style-name="P24"><text:span text:style-name="T2">4. Groupes d’utilisateurs :</text:span></text:p>
      <text:p text:style-name="P5"/>
      <text:list xml:id="list31552646" text:continue-numbering="true" text:style-name="WW8Num2">
        <text:list-item>
          <text:p text:style-name="P6">Accueil : Nadine et Karen</text:p>
        </text:list-item>
        <text:list-item>
          <text:p text:style-name="P6">Secrétariat : Losa et Annette</text:p>
        </text:list-item>
        <text:list-item>
          <text:p text:style-name="P6">PSP : Delphine, Béa,<text:span text:style-name="T5"> </text:span>Lingdsey, Caroline, Animateur des jardins</text:p>
        </text:list-item>
        <text:list-item>
          <text:p text:style-name="P6">Crèche : <text:s/>Aurélie</text:p>
        </text:list-item>
        <text:list-item>
          <text:p text:style-name="P6">Direction : Valérie, Ghislaine et Laure</text:p>
        </text:list-item>
      </text:list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Groupe</text:p>
          </table:table-cell>
          <table:table-cell table:style-name="Tableau1.A1" office:value-type="string">
            <text:p text:style-name="P12">Nom de l’agent</text:p>
          </table:table-cell>
          <table:table-cell table:style-name="Tableau1.C1" office:value-type="string">
            <text:p text:style-name="P12">UC</text:p>
          </table:table-cell>
        </table:table-row>
        <table:table-row table:style-name="Tableau1.1">
          <table:table-cell table:style-name="Tableau1.A1" office:value-type="string">
            <text:p text:style-name="P7">Accueil</text:p>
          </table:table-cell>
          <table:table-cell table:style-name="Tableau1.A1" office:value-type="string">
            <text:p text:style-name="P7">Karen ATTNEAVE</text:p>
          </table:table-cell>
          <table:table-cell table:style-name="Tableau1.C1" office:value-type="string">
            <text:p text:style-name="P7">CCAS68</text:p>
          </table:table-cell>
        </table:table-row>
        <table:table-row table:style-name="Tableau1.1">
          <table:table-cell table:style-name="Tableau1.A1" office:value-type="string">
            <text:p text:style-name="P7">Accueil</text:p>
          </table:table-cell>
          <table:table-cell table:style-name="Tableau1.A1" office:value-type="string">
            <text:p text:style-name="P7">Nadine PERDRIAT</text:p>
          </table:table-cell>
          <table:table-cell table:style-name="Tableau1.C1" office:value-type="string">
            <text:p text:style-name="P7">CCAS64</text:p>
          </table:table-cell>
        </table:table-row>
        <table:table-row table:style-name="Tableau1.1">
          <table:table-cell table:style-name="Tableau1.A1" office:value-type="string">
            <text:p text:style-name="P7">Secrétariat</text:p>
          </table:table-cell>
          <table:table-cell table:style-name="Tableau1.A1" office:value-type="string">
            <text:p text:style-name="P7">TUIFUA Losa</text:p>
          </table:table-cell>
          <table:table-cell table:style-name="Tableau1.C1" office:value-type="string">
            <text:p text:style-name="P7">CCAS80</text:p>
          </table:table-cell>
        </table:table-row>
        <table:table-row table:style-name="Tableau1.1">
          <table:table-cell table:style-name="Tableau1.A1" office:value-type="string">
            <text:p text:style-name="P7">Secrétariat</text:p>
          </table:table-cell>
          <table:table-cell table:style-name="Tableau1.A1" office:value-type="string">
            <text:p text:style-name="P15">PIPISEGA Annette</text:p>
          </table:table-cell>
          <table:table-cell table:style-name="Tableau1.C1" office:value-type="string">
            <text:p text:style-name="P7">CCAS67</text:p>
          </table:table-cell>
        </table:table-row>
        <table:table-row table:style-name="Tableau1.1">
          <table:table-cell table:style-name="Tableau1.A1" office:value-type="string">
            <text:p text:style-name="P7">Direction</text:p>
          </table:table-cell>
          <table:table-cell table:style-name="Tableau1.A1" office:value-type="string">
            <text:p text:style-name="P7">LECLERC Valérie</text:p>
          </table:table-cell>
          <table:table-cell table:style-name="Tableau1.C1" office:value-type="string">
            <text:p text:style-name="P7">CCAS62</text:p>
          </table:table-cell>
        </table:table-row>
        <table:table-row table:style-name="Tableau1.1">
          <table:table-cell table:style-name="Tableau1.A1" office:value-type="string">
            <text:p text:style-name="P7">Direction</text:p>
          </table:table-cell>
          <table:table-cell table:style-name="Tableau1.A1" office:value-type="string">
            <text:p text:style-name="P7">GRAMMONT Ghislaine</text:p>
          </table:table-cell>
          <table:table-cell table:style-name="Tableau1.C1" office:value-type="string">
            <text:p text:style-name="P7">CCAS87</text:p>
          </table:table-cell>
        </table:table-row>
        <table:table-row table:style-name="Tableau1.1">
          <table:table-cell table:style-name="Tableau1.A1" office:value-type="string">
            <text:p text:style-name="P7">Direction</text:p>
          </table:table-cell>
          <table:table-cell table:style-name="Tableau1.A1" office:value-type="string">
            <text:p text:style-name="P7">DESSAULT Laure</text:p>
          </table:table-cell>
          <table:table-cell table:style-name="Tableau1.C1" office:value-type="string">
            <text:p text:style-name="P7">CCAS85</text:p>
          </table:table-cell>
        </table:table-row>
        <table:table-row table:style-name="Tableau1.1">
          <table:table-cell table:style-name="Tableau1.A1" office:value-type="string">
            <text:p text:style-name="P7">Crèche</text:p>
          </table:table-cell>
          <table:table-cell table:style-name="Tableau1.A1" office:value-type="string">
            <text:p text:style-name="P7">Aurélie COLOME</text:p>
          </table:table-cell>
          <table:table-cell table:style-name="Tableau1.C1" office:value-type="string">
            <text:p text:style-name="P7">CCAS</text:p>
          </table:table-cell>
        </table:table-row>
        <table:table-row table:style-name="Tableau1.1">
          <table:table-cell table:style-name="Tableau1.A1" office:value-type="string">
            <text:p text:style-name="P7">PSP</text:p>
          </table:table-cell>
          <table:table-cell table:style-name="Tableau1.A1" office:value-type="string">
            <text:p text:style-name="P7">Bureau de permanence</text:p>
          </table:table-cell>
          <table:table-cell table:style-name="Tableau1.C1" office:value-type="string">
            <text:p text:style-name="P7">CCAS83</text:p>
          </table:table-cell>
        </table:table-row>
        <table:table-row table:style-name="Tableau1.1">
          <table:table-cell table:style-name="Tableau1.A1" office:value-type="string">
            <text:p text:style-name="P7">PSP</text:p>
          </table:table-cell>
          <table:table-cell table:style-name="Tableau1.A1" office:value-type="string">
            <text:p text:style-name="P7">DURVALINO Béatrice</text:p>
          </table:table-cell>
          <table:table-cell table:style-name="Tableau1.C1" office:value-type="string">
            <text:p text:style-name="P7">CCAS59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7">PSP</text:p>
          </table:table-cell>
          <table:table-cell table:style-name="Tableau1.A1" office:value-type="string">
            <text:p text:style-name="P7">CHESNY Delphine</text:p>
          </table:table-cell>
          <table:table-cell table:style-name="Tableau1.C1" office:value-type="string">
            <text:p text:style-name="P7">CCAS79</text:p>
          </table:table-cell>
        </table:table-row>
      </table:table>
      <text:p text:style-name="P5"/>
      <text:p text:style-name="P5"/>
      <text:p text:style-name="P5"><text:span text:style-name="T1">5. Paramétrages :</text:span></text:p>
      <text:p text:style-name="P5"/>
      <text:p text:style-name="P16"><text:span text:style-name="T1">5.1. Onglet « Nouveau Dossier »</text:span></text:p>
      <text:list xml:id="list31543646" text:style-name="WW8Num5">
        <text:list-item>
          <text:p text:style-name="P17">Accessible à tous les utilisateurs habilités à utiliser cette application.</text:p>
        </text:list-item>
      </text:list>
      <text:p text:style-name="P5"/>
      <text:p text:style-name="P19">Agent</text:p>
      <text:p text:style-name="P18">Menu déroulant comprenant l’ensemble des agents habilités à utiliser cette application</text:p>
      <text:p text:style-name="P18">Par défaut, c’est le login Windows qui est utilisé.</text:p>
      <text:p text:style-name="P5"/>
      <text:p text:style-name="P14">Type de réception</text:p>
      <text:list xml:id="list31545019" text:style-name="WW8Num3">
        <text:list-item>
          <text:p text:style-name="P8">Physique</text:p>
        </text:list-item>
        <text:list-item>
          <text:p text:style-name="P8">Téléphonique</text:p>
        </text:list-item>
      </text:list>
      <text:p text:style-name="P5"/>
      <text:p text:style-name="P14">Type de Public</text:p>
      <text:list xml:id="list31536786" text:continue-list="list31560670" text:style-name="WW8Num1">
        <text:list-item>
          <text:p text:style-name="P9">Personne âgée</text:p>
        </text:list-item>
        <text:list-item>
          <text:p text:style-name="P9">Personne handicapée</text:p>
        </text:list-item>
        <text:list-item>
          <text:p text:style-name="P9">Famille PAIO/astreinte</text:p>
        </text:list-item>
        <text:list-item>
          <text:p text:style-name="P9">Famille HVS</text:p>
        </text:list-item>
        <text:list-item>
          <text:p text:style-name="P9">Petite enfance</text:p>
        </text:list-item>
        <text:list-item>
          <text:p text:style-name="P9">SDF </text:p>
        </text:list-item>
        <text:list-item>
          <text:p text:style-name="P9">Autre administré</text:p>
        </text:list-item>
        <text:list-item>
          <text:p text:style-name="P9">Fournisseurs CCAS</text:p>
        </text:list-item>
        <text:list-item>
          <text:p text:style-name="P9">Partenaires </text:p>
        </text:list-item>
        <text:list-item>
          <text:p text:style-name="P9">Ville (agents et élus)</text:p>
        </text:list-item>
        <text:list-item>
          <text:p text:style-name="P9">Personnel (pour agent)</text:p>
        </text:list-item>
      </text:list>
      <text:p text:style-name="P5"/>
      <text:p text:style-name="P19">Réponse</text:p>
      <text:p text:style-name="P14"/>
      <text:p text:style-name="P14">Information</text:p>
      <text:list xml:id="list31547577" text:continue-numbering="true" text:style-name="WW8Num1">
        <text:list-item>
          <text:p text:style-name="P2">Information orale</text:p>
        </text:list-item>
        <text:list-item>
          <text:p text:style-name="P2">Information écrite/documentation</text:p>
        </text:list-item>
        <text:list-item>
          <text:p text:style-name="P2">Liste de pièces à fournir</text:p>
        </text:list-item>
        <text:list-item>
          <text:p text:style-name="P2">Formulaire demande jardins/Signature des arrêtés</text:p>
        </text:list-item>
        <text:list-item>
          <text:p text:style-name="P2">Demande d’inscription (crèche, …)</text:p>
        </text:list-item>
        <text:list-item>
          <text:p text:style-name="P2">Prise de RDV/message</text:p>
        </text:list-item>
        <text:list-item>
          <text:p text:style-name="P2">Remise de bons d’aides sociales</text:p>
        </text:list-item>
        <text:list-item>
          <text:p text:style-name="P2">Dépôt de documents</text:p>
        </text:list-item>
        <text:list-item>
          <text:p text:style-name="P2">Autres</text:p>
        </text:list-item>
      </text:list>
      <text:p text:style-name="P5"/>
      <text:p text:style-name="P14"/>
      <text:p text:style-name="P14">Orientation CCAS</text:p>
      <text:list xml:id="list31564030" text:continue-numbering="true" text:style-name="WW8Num1">
        <text:list-item>
          <text:p text:style-name="P2">Entretien en PAIO ou astreinte</text:p>
        </text:list-item>
        <text:list-item>
          <text:p text:style-name="P2">service ALS</text:p>
        </text:list-item>
        <text:list-item>
          <text:p text:style-name="P2">service HVS</text:p>
        </text:list-item>
        <text:list-item>
          <text:p text:style-name="P2">service ECO</text:p>
        </text:list-item>
        <text:list-item>
          <text:p text:style-name="P2">service LAF</text:p>
        </text:list-item>
        <text:list-item>
          <text:p text:style-name="P2">direction (solange et laure sont inclus)</text:p>
        </text:list-item>
      </text:list>
      <text:p text:style-name="P14"/>
      <text:p text:style-name="P14">Orientation Partenaires</text:p>
      <text:list xml:id="list31536570" text:continue-numbering="true" text:style-name="WW8Num1">
        <text:list-item>
          <text:p text:style-name="P2">Service ville –mairie</text:p>
        </text:list-item>
      </text:list>
      <text:p text:style-name="P1"><text:change text:change-id="ct114633392"/><text:change text:change-id="ct115351728"/><text:soft-page-break/></text:p>
      <text:p text:style-name="P1">DPASS <text:change text:change-id="ct112987208"/></text:p>
      <text:list xml:id="list31556068" text:continue-numbering="true" text:style-name="WW8Num1">
        <text:list-item>
          <text:p text:style-name="P2"><text:change text:change-id="ct112988528"/></text:p>
        </text:list-item>
        <text:list-item>
          <text:p text:style-name="P2">DES – service bourse</text:p>
        </text:list-item>
        <text:list-item>
          <text:p text:style-name="P2"><text:change text:change-id="ct115193808"/><text:change-start text:change-id="ct111544472"/>Partenaires logement<text:change-end text:change-id="ct111544472"/></text:p>
        </text:list-item>
        <text:list-item>
          <text:p text:style-name="P2"><text:change text:change-id="ct313870856"/><text:change-start text:change-id="ct313868840"/>Partenaires emploi<text:change-end text:change-id="ct313868840"/></text:p>
        </text:list-item>
        <text:list-item>
          <text:p text:style-name="P2">CAFAT</text:p>
        </text:list-item>
        <text:list-item>
          <text:p text:style-name="P2"><text:change text:change-id="ct115357992"/></text:p>
        </text:list-item>
        <text:list-item>
          <text:p text:style-name="P2">Associations <text:change text:change-id="ct114826400"/></text:p>
        </text:list-item>
        <text:list-item>
          <text:p text:style-name="P2">Autres CCAS ou communes</text:p>
        </text:list-item>
        <text:list-item>
          <text:p text:style-name="P2">Services de Police</text:p>
        </text:list-item>
        <text:list-item>
          <text:p text:style-name="P2">Autres</text:p>
        </text:list-item>
      </text:list>
      <text:p text:style-name="P5"/>
      <text:list xml:id="list31531091" text:style-name="WW8Num4">
        <text:list-item>
          <text:list>
            <text:list-item>
              <text:p text:style-name="P10"><text:span text:style-name="T1"><text:s/>Onglet « Stat du jour »</text:span></text:p>
            </text:list-item>
          </text:list>
        </text:list-item>
      </text:list>
      <text:list xml:id="list31563132" text:continue-list="list31543646" text:style-name="WW8Num5">
        <text:list-item>
          <text:p text:style-name="P17">Accessible à tous les utilisateurs habilités à utiliser cette application.</text:p>
        </text:list-item>
      </text:list>
      <text:p text:style-name="P5"/>
      <text:list xml:id="list31567074" text:continue-list="list31531091" text:style-name="WW8Num4">
        <text:list-item>
          <text:list>
            <text:list-item>
              <text:p text:style-name="P10"><text:span text:style-name="T1"><text:s/>Onglet « Stat générales »</text:span></text:p>
            </text:list-item>
          </text:list>
        </text:list-item>
      </text:list>
      <text:list xml:id="list31551699" text:continue-list="list31563132" text:style-name="WW8Num5">
        <text:list-item>
          <text:p text:style-name="P17">Accessible uniquement aux administrateurs CCAS (groupe « Direction ») de cette application.</text:p>
        </text:list-item>
      </text:list>
      <text:p text:style-name="P5"/>
      <text:list xml:id="list31540355" text:continue-list="list31567074" text:style-name="WW8Num4">
        <text:list-item>
          <text:list>
            <text:list-item>
              <text:p text:style-name="P13">Onglet « Administration »</text:p>
            </text:list-item>
          </text:list>
        </text:list-item>
      </text:list>
      <text:list xml:id="list31541541" text:continue-list="list31551699" text:style-name="WW8Num5">
        <text:list-item>
          <text:p text:style-name="P17">Accessible uniquement aux administrateurs CCAS (groupe « Direction ») de cette application.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style:font-name="Tahoma" fo:font-size="10pt" style:font-name-asian="Times" style:font-size-asian="10pt" style:font-name-complex="Courier New" style:font-size-complex="10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ignature_20_électronique" style:display-name="Signature électronique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size="9pt" style:font-size-asian="9pt" style:font-name-complex="Wingdings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3z0" style:family="text">
      <style:text-properties style:font-name="Wingdings" fo:font-size="9pt" style:font-size-asian="9pt" style:font-name-complex="Wingdings" style:font-size-complex="9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5z0" style:family="text">
      <style:text-properties style:font-name="Wingdings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Police_20_par_20_défaut" style:display-name="Police par défaut" style:family="text"/>
    <style:style style:name="_20_Car_20_Car" style:display-name=" Car Car" style:family="text" style:parent-style-name="Police_20_par_20_défaut">
      <style:text-properties style:font-name="Tahoma" fo:language="fr" fo:country="FR" style:font-name-asian="Times" style:font-name-complex="Courier New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586cm" fo:margin-bottom="1.249cm" fo:margin-left="1.588cm" fo:margin-right="1.6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86cm" fo:margin-bottom="1.268cm" fo:margin-left="1.588cm" fo:margin-right="1.6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108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><text:span text:style-name="Page_20_Number"><text:span text:style-name="MT1">Date de création : 16/07/2012</text:span></text:span></text:p>
        <text:p text:style-name="Footer"><text:span text:style-name="Page_20_Number"><text:span text:style-name="MT1">Date d’impression : </text:span></text:span><text:span text:style-name="Page_20_Number"><text:span text:style-name="MT1"><text:date style:data-style-name="N108" text:date-value="2012-10-23T11:41:39.96">23/10/2012</text:date></text:span></text:span><text:span text:style-name="Page_20_Number"><text:span text:style-name="MT1"><text:tab/>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ntre Communal d’Action Sociale</dc:title>
    <meta:initial-creator>desla82</meta:initial-creator>
    <meta:creation-date>2012-08-17T16:16:00</meta:creation-date>
    <dc:creator>gragh66</dc:creator>
    <dc:date>2012-09-04T16:20:00</dc:date>
    <meta:print-date>2012-08-06T11:02:00</meta:print-date>
    <meta:editing-cycles>4</meta:editing-cycles>
    <meta:editing-duration>PT8M</meta:editing-duration>
    <meta:document-statistic meta:table-count="1" meta:image-count="0" meta:object-count="0" meta:page-count="3" meta:paragraph-count="135" meta:word-count="656" meta:character-count="3934" meta:non-whitespace-character-count="3473"/>
    <meta:generator>LibreOffice/3.4$Win32 LibreOffice_project/340m1$Build-402</meta:generator>
    <meta:user-defined meta:name="Info 1"/>
    <meta:user-defined meta:name="Info 2"/>
    <meta:user-defined meta:name="Info 3"/>
    <meta:user-defined meta:name="Info 4"/>
  </office:meta>
</office:document-meta>
</file>